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32.66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19.575cm" fo:padding-top="0.142cm" fo:padding-bottom="0.142cm" fo:padding-left="0.267cm" fo:padding-right="0.267cm" draw:shadow="hidden" draw:shadow-offset-x="0.141cm" draw:shadow-offset-y="0.141cm" draw:shadow-opacity="47%"/>
    </style:style>
    <style:style style:name="gr5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4.486cm" fo:padding-top="0.151cm" fo:padding-bottom="0.151cm" fo:padding-left="0.276cm" fo:padding-right="0.276cm"/>
    </style:style>
    <style:style style:name="gr5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3.739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52" style:family="graphic" style:parent-style-name="standard">
      <style:graphic-properties draw:stroke="dash" draw:stroke-dash="Fine_20_Dashed" svg:stroke-width="0.05cm" svg:stroke-color="#009900" draw:marker-start-width="0.355cm" draw:marker-end-width="0.355cm" draw:fill="none" draw:fill-color="#dddddd" draw:textarea-horizontal-align="justify" draw:textarea-vertical-align="middle" draw:auto-grow-height="false" fo:min-height="12.273cm" fo:min-width="5.374cm" fo:padding-top="0.15cm" fo:padding-bottom="0.15cm" fo:padding-left="0.275cm" fo:padding-right="0.275cm"/>
    </style:style>
    <style:style style:name="gr53" style:family="graphic" style:parent-style-name="standard">
      <style:graphic-properties svg:stroke-width="0.07cm" svg:stroke-color="#808080" draw:marker-start-width="0.43cm" draw:marker-end-width="0.43cm" draw:fill="solid" draw:fill-color="#dddddd" draw:opacity="70%" draw:textarea-vertical-align="middle" draw:auto-grow-height="false" fo:min-height="1.876cm" fo:min-width="1.705cm" fo:padding-top="0.16cm" fo:padding-bottom="0.16cm" fo:padding-left="0.285cm" fo:padding-right="0.285cm" draw:shadow-opacity="70%"/>
    </style:style>
    <style:style style:name="gr54" style:family="graphic" style:parent-style-name="standard">
      <style:graphic-properties draw:stroke-dash="Fine_20_Dashed" svg:stroke-width="0.071cm" svg:stroke-color="#00cc00" draw:marker-start-width="0.243cm" draw:marker-end-width="0.243cm" draw:fill="solid" draw:fill-color="#00cc00" draw:opacity="14%" draw:textarea-vertical-align="middle" draw:auto-grow-height="false" fo:min-height="1.876cm" fo:min-width="1.705cm" fo:padding-top="0.16cm" fo:padding-bottom="0.16cm" fo:padding-left="0.285cm" fo:padding-right="0.285cm" draw:shadow-opacity="100%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.44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3cm" fo:min-width="0.355cm"/>
    </style:style>
    <style:style style:name="gr57" style:family="graphic" style:parent-style-name="objectwithoutfill">
      <style:graphic-properties svg:stroke-width="0.07cm" svg:stroke-color="#00cc00" draw:marker-start-width="0.43cm" draw:marker-end="Rounded_20_large_20_Arrow" draw:marker-end-width="0.15cm" draw:fill="none" draw:textarea-vertical-align="middle" fo:padding-top="0.16cm" fo:padding-bottom="0.16cm" fo:padding-left="0.285cm" fo:padding-right="0.285cm"/>
    </style:style>
    <style:style style:name="gr58" style:family="graphic" style:parent-style-name="Objeto_20_sin_20_relleno_20_ni_20_línea">
      <style:graphic-properties draw:textarea-vertical-align="middle" draw:ole-draw-aspect="1" style:protect="size"/>
    </style:style>
    <style:style style:name="gr59" style:family="graphic" style:parent-style-name="standard">
      <style:graphic-properties svg:stroke-width="0.07cm" svg:stroke-color="#00cc00" draw:marker-start-width="0.415cm" draw:marker-end-width="0.415cm" draw:fill="none" draw:fill-color="#9999ff" draw:opacity="2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20%"/>
    </style:style>
    <style:style style:name="gr60" style:family="graphic" style:parent-style-name="objectwithoutfill">
      <style:graphic-properties svg:stroke-width="0.07cm" svg:stroke-color="#000000" draw:marker-start-width="0.43cm" draw:marker-end="" draw:marker-end-width="0.3cm" draw:fill="none" draw:textarea-vertical-align="middle" fo:padding-top="0.16cm" fo:padding-bottom="0.16cm" fo:padding-left="0.285cm" fo:padding-right="0.285cm"/>
    </style:style>
    <style:style style:name="gr61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592cm" fo:min-width="0.342cm" fo:padding-top="0.16cm" fo:padding-bottom="0.16cm" fo:padding-left="0.285cm" fo:padding-right="0.285cm" draw:shadow-opacity="30%"/>
    </style:style>
    <style:style style:name="gr62" style:family="graphic" style:parent-style-name="standard">
      <style:graphic-properties svg:stroke-width="0.07cm" svg:stroke-color="#808080" draw:marker-start-width="0.415cm" draw:marker-end-width="0.415cm" draw:fill="none" draw:fill-color="#ff950e" draw:opacity="30%" draw:textarea-horizontal-align="justify" draw:textarea-vertical-align="middle" draw:auto-grow-height="false" fo:min-height="0.601cm" fo:min-width="0.253cm" fo:padding-top="0.16cm" fo:padding-bottom="0.16cm" fo:padding-left="0.285cm" fo:padding-right="0.285cm" draw:shadow-opacity="30%"/>
    </style:style>
    <style:style style:name="gr63" style:family="graphic" style:parent-style-name="objectwithoutfill">
      <style:graphic-properties svg:stroke-width="0.07cm" svg:stroke-color="#000000" draw:marker-start-width="0.43cm" draw:marker-end="Rounded_20_large_20_Arrow" draw:marker-end-width="0.3cm" draw:fill="none" draw:textarea-vertical-align="middle" fo:padding-top="0.16cm" fo:padding-bottom="0.16cm" fo:padding-left="0.285cm" fo:padding-right="0.285cm"/>
    </style:style>
    <style:style style:name="gr64" style:family="graphic" style:parent-style-name="standard">
      <style:graphic-properties draw:stroke="dash" draw:stroke-dash="Fine_20_Dashed" svg:stroke-width="0.05cm" svg:stroke-color="#009900" draw:marker-start-width="0.355cm" draw:marker-end-width="0.355cm" draw:fill="none" draw:fill-color="#dddddd" draw:textarea-horizontal-align="justify" draw:textarea-vertical-align="middle" draw:auto-grow-height="false" fo:min-height="12.273cm" fo:min-width="6.623cm" fo:padding-top="0.15cm" fo:padding-bottom="0.15cm" fo:padding-left="0.275cm" fo:padding-right="0.275cm"/>
    </style:style>
    <style:style style:name="gr65" style:family="graphic" style:parent-style-name="standard">
      <style:graphic-properties draw:stroke="dash" draw:stroke-dash="Fine_20_Dashed" svg:stroke-width="0.05cm" svg:stroke-color="#009900" draw:marker-start-width="0.355cm" draw:marker-end-width="0.355cm" draw:fill="none" draw:fill-color="#dddddd" draw:textarea-horizontal-align="justify" draw:textarea-vertical-align="middle" draw:auto-grow-height="false" fo:min-height="12.273cm" fo:min-width="3.035cm" fo:padding-top="0.15cm" fo:padding-bottom="0.15cm" fo:padding-left="0.275cm" fo:padding-right="0.275cm"/>
    </style:style>
    <style:style style:name="gr66" style:family="graphic" style:parent-style-name="standard">
      <style:graphic-properties draw:stroke="none" draw:fill="none" fo:min-height="0.629cm"/>
    </style:style>
    <style:style style:name="gr67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93cm" fo:min-width="18.75cm" fo:padding-top="0.142cm" fo:padding-bottom="0.142cm" fo:padding-left="0.267cm" fo:padding-right="0.267cm" draw:shadow="hidden" draw:shadow-offset-x="0.141cm" draw:shadow-offset-y="0.141cm" draw:shadow-opacity="47%"/>
    </style:style>
    <style:style style:name="gr68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62cm" fo:min-width="5.374cm" fo:padding-top="0.15cm" fo:padding-bottom="0.15cm" fo:padding-left="0.275cm" fo:padding-right="0.275cm"/>
    </style:style>
    <style:style style:name="gr69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62cm" fo:min-width="6.623cm" fo:padding-top="0.15cm" fo:padding-bottom="0.15cm" fo:padding-left="0.275cm" fo:padding-right="0.275cm"/>
    </style:style>
    <style:style style:name="gr70" style:family="graphic" style:parent-style-name="standard">
      <style:graphic-properties draw:stroke="dash" draw:stroke-dash="Fine_20_Dashed" svg:stroke-width="0.05cm" svg:stroke-color="#ff3333" draw:marker-start-width="0.355cm" draw:marker-end-width="0.355cm" draw:fill="none" draw:fill-color="#dddddd" draw:textarea-horizontal-align="justify" draw:textarea-vertical-align="middle" draw:auto-grow-height="false" fo:min-height="7.542cm" fo:min-width="3.035cm" fo:padding-top="0.15cm" fo:padding-bottom="0.15cm" fo:padding-left="0.275cm" fo:padding-right="0.275cm"/>
    </style:style>
    <style:style style:name="gr71" style:family="graphic" style:parent-style-name="standard">
      <style:graphic-properties draw:stroke="none" draw:fill="none" fo:min-height="0.556cm"/>
    </style:style>
    <style:style style:name="gr7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11.036cm" fo:padding-top="0.142cm" fo:padding-bottom="0.142cm" fo:padding-left="0.267cm" fo:padding-right="0.267cm" draw:shadow="hidden" draw:shadow-offset-x="0.141cm" draw:shadow-offset-y="0.141cm" draw:shadow-opacity="47%"/>
    </style:style>
    <style:style style:name="gr73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503cm" fo:min-width="2.843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2.841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3.711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77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9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6.437cm" fo:min-width="7.261cm" fo:padding-top="0.142cm" fo:padding-bottom="0.142cm" fo:padding-left="0.267cm" fo:padding-right="0.267cm" draw:shadow="hidden" draw:shadow-offset-x="0.141cm" draw:shadow-offset-y="0.141cm" draw:shadow-opacity="47%"/>
    </style:style>
    <style:style style:name="gr8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4.958cm" fo:min-width="6.204cm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6.202cm" fo:padding-top="0.151cm" fo:padding-bottom="0.151cm" fo:padding-left="0.276cm" fo:padding-right="0.276cm"/>
    </style:style>
    <style:style style:name="gr8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10.085cm" fo:min-width="15.791cm" fo:padding-top="0.142cm" fo:padding-bottom="0.142cm" fo:padding-left="0.267cm" fo:padding-right="0.267cm" draw:shadow="hidden" draw:shadow-offset-x="0.141cm" draw:shadow-offset-y="0.141cm" draw:shadow-opacity="47%"/>
    </style:style>
    <style:style style:name="gr8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4.616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45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824cm" fo:min-width="5.982cm" fo:padding-top="0.151cm" fo:padding-bottom="0.151cm" fo:padding-left="0.276cm" fo:padding-right="0.276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loext:graphic-properties draw:fill="none" draw:fill-color="#dddddd"/>
      <style:paragraph-properties fo:text-align="center"/>
    </style:style>
    <style:style style:name="P19" style:family="paragraph">
      <loext:graphic-properties draw:fill="solid" draw:fill-color="#dddddd" draw:opacity="70%"/>
      <style:paragraph-properties fo:text-align="center"/>
    </style:style>
    <style:style style:name="P20" style:family="paragraph">
      <loext:graphic-properties draw:fill="solid" draw:fill-color="#00cc00" draw:opacity="14%"/>
      <style:paragraph-properties fo:text-align="center"/>
      <style:text-properties style:font-name="Arial" fo:font-size="10pt" style:font-size-asian="10pt" style:font-size-complex="10pt"/>
    </style:style>
    <style:style style:name="P21" style:family="paragraph">
      <loext:graphic-properties draw:fill="none" draw:fill-color="#ffffff"/>
      <style:text-properties fo:color="#000000" style:font-name="Times New Roman" fo:font-size="22pt" style:font-size-asian="22pt" style:font-size-complex="22pt"/>
    </style:style>
    <style:style style:name="P22" style:family="paragraph">
      <loext:graphic-properties draw:fill="none" draw:fill-color="#ffffff"/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 draw:fill-color="#9999ff" draw:opacity="20%"/>
      <style:paragraph-properties fo:text-align="center"/>
    </style:style>
    <style:style style:name="P24" style:family="paragraph">
      <loext:graphic-properties draw:fill="none" draw:fill-color="#ff950e" draw:opacity="30%"/>
      <style:paragraph-properties fo:text-align="center"/>
    </style:style>
    <style:style style:name="P25" style:family="paragraph">
      <loext:graphic-properties draw:fill="none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6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7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8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fo:color="#000000" style:font-name="Times New Roman" fo:font-size="22pt" style:font-size-asian="22pt" style:font-size-complex="22pt"/>
    </style:style>
    <style:style style:name="T6" style:family="text">
      <style:text-properties fo:color="#000000"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font-name="Arial" fo:font-size="14pt" style:letter-kerning="true" style:font-name-asian="Noto Sans CJK SC Regular" style:font-size-asian="14pt" style:font-name-complex="FreeSans" style:font-size-complex="14pt"/>
    </style:style>
    <style:style style:name="T8" style:family="text">
      <style:text-properties style:font-name="Arial" fo:font-size="14pt" style:text-underline-style="solid" style:text-underline-width="auto" style:text-underline-color="font-color" fo:font-weight="normal"/>
    </style:style>
    <style:style style:name="T9" style:family="text">
      <style:text-properties style:font-name="Arial" fo:font-size="14pt" fo:font-weight="normal"/>
    </style:style>
    <style:style style:name="T10" style:family="text">
      <style:text-properties style:font-name="Arial" fo:font-size="13pt" fo:font-weight="bold" style:font-weight-asian="bold" style:font-weight-complex="bold"/>
    </style:style>
    <style:style style:name="T11" style:family="text">
      <style:text-properties style:font-name="Arial" fo:font-size="14pt" style:text-underline-style="none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leçã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é-process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amostra representativa 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descrição básica 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variáveis, transformar representações 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7" draw:text-style-name="P8" draw:layer="layout" svg:width="5.032cm" svg:height="1.735cm" svg:x="2.787cm" svg:y="14.449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0.268cm" svg:y="1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0.496cm" svg:y="4.842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0.423cm" svg:y="1.856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7.807cm" svg:y="4.867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177cm" svg:y="4.867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1.387cm" svg:y="4.867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68cm" svg:y1="5.709cm" svg:x2="14.177cm" svg:y2="5.709cm" draw:start-shape="id26" draw:start-glue-point="1" draw:end-shape="id27" svg:d="M12168 5709h2009" svg:viewBox="0 0 2010 1">
          <text:p/>
        </draw:connector>
        <draw:connector draw:style-name="gr4" draw:text-style-name="P4" draw:layer="layout" draw:type="line" svg:x1="5.528cm" svg:y1="5.709cm" svg:x2="7.807cm" svg:y2="5.709cm" draw:start-shape="id28" draw:start-glue-point="1" draw:end-shape="id26" draw:end-glue-point="3" svg:d="M5528 5709h2279" svg:viewBox="0 0 2280 1">
          <text:p/>
        </draw:connector>
        <draw:connector draw:style-name="gr4" draw:text-style-name="P4" draw:layer="layout" draw:type="line" svg:x1="19.595cm" svg:y1="5.709cm" svg:x2="21.387cm" svg:y2="5.709cm" draw:start-shape="id27" draw:end-shape="id29" draw:end-glue-point="3" svg:d="M19595 5709h1792" svg:viewBox="0 0 1793 1">
          <text:p/>
        </draw:connector>
        <draw:connector draw:style-name="gr32" draw:text-style-name="P5" draw:layer="layout" svg:x1="12.378cm" svg:y1="3.244cm" svg:x2="3.012cm" svg:y2="4.842cm" draw:start-shape="id30" draw:start-glue-point="2" draw:end-shape="id28" svg:d="M12378 3244v799h-9366v799" svg:viewBox="0 0 9367 1599">
          <text:p/>
        </draw:connector>
        <draw:connector draw:style-name="gr32" draw:text-style-name="P5" draw:layer="layout" svg:x1="12.378cm" svg:y1="3.244cm" svg:x2="9.987cm" svg:y2="4.867cm" draw:start-shape="id30" draw:start-glue-point="2" draw:end-shape="id26" draw:end-glue-point="0" svg:d="M12378 3244v811h-2391v812" svg:viewBox="0 0 2392 1624">
          <text:p/>
        </draw:connector>
        <draw:connector draw:style-name="gr32" draw:text-style-name="P5" draw:layer="layout" svg:x1="12.378cm" svg:y1="3.244cm" svg:x2="16.886cm" svg:y2="4.867cm" draw:start-shape="id30" draw:start-glue-point="2" draw:end-shape="id27" svg:d="M12378 3244v812h4508v811" svg:viewBox="0 0 4509 1624">
          <text:p/>
        </draw:connector>
        <draw:connector draw:style-name="gr32" draw:text-style-name="P5" draw:layer="layout" svg:x1="12.378cm" svg:y1="3.244cm" svg:x2="23.869cm" svg:y2="4.867cm" draw:start-shape="id30" draw:start-glue-point="2" draw:end-shape="id29" svg:d="M12378 3244v812h11491v811" svg:viewBox="0 0 11492 1624">
          <text:p/>
        </draw:connector>
        <draw:custom-shape draw:style-name="gr48" draw:text-style-name="P1" draw:layer="layout" svg:width="33.202cm" svg:height="5.412cm" svg:x="-2.699cm" svg:y="7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3" draw:id="id33" draw:layer="layout" svg:width="5.032cm" svg:height="1.735cm" svg:x="-2.471cm" svg:y="10.595cm">
          <draw:glue-point draw:id="4" svg:x="5.002cm" svg:y="-2.328cm"/>
          <draw:glue-point draw:id="5" svg:x="5.002cm" svg:y="2.851cm"/>
          <text:p text:style-name="P2"><text:span text:style-name="T1">Selecionar os dados.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5" draw:id="id35" draw:layer="layout" svg:width="3.91cm" svg:height="1.388cm" svg:x="11.964cm" svg:y="7.609cm">
          <text:p text:style-name="P2"><text:span text:style-name="T1">Preparaç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1" draw:id="id31" draw:layer="layout" svg:width="4.361cm" svg:height="1.685cm" svg:x="4.84cm" svg:y="10.62cm">
          <draw:glue-point draw:id="4" svg:x="5.002cm" svg:y="-2.328cm"/>
          <draw:glue-point draw:id="5" svg:x="5.002cm" svg:y="2.851cm"/>
          <text:p text:style-name="P2"><text:span text:style-name="T1">Limpa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2" draw:id="id32" draw:layer="layout" svg:width="5.418cm" svg:height="1.684cm" svg:x="11.21cm" svg:y="10.62cm">
          <draw:glue-point draw:id="4" svg:x="5.002cm" svg:y="-2.328cm"/>
          <draw:glue-point draw:id="5" svg:x="5.002cm" svg:y="2.851cm"/>
          <text:p text:style-name="P2"><text:span text:style-name="T1">Construir os dados.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34" draw:id="id34" draw:layer="layout" svg:width="4.964cm" svg:height="1.684cm" svg:x="18.42cm" svg:y="10.62cm">
          <draw:glue-point draw:id="4" svg:x="5.002cm" svg:y="-2.328cm"/>
          <draw:glue-point draw:id="5" svg:x="5.002cm" svg:y="2.851cm"/>
          <text:p text:style-name="P2"><text:span text:style-name="T1">Integrar os dados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01cm" svg:y1="11.462cm" svg:x2="11.21cm" svg:y2="11.462cm" draw:start-shape="id31" draw:start-glue-point="1" draw:end-shape="id32" svg:d="M9201 11462h2009" svg:viewBox="0 0 2010 1">
          <text:p/>
        </draw:connector>
        <draw:connector draw:style-name="gr4" draw:text-style-name="P4" draw:layer="layout" draw:type="line" svg:x1="2.561cm" svg:y1="11.462cm" svg:x2="4.84cm" svg:y2="11.462cm" draw:start-shape="id33" draw:start-glue-point="1" draw:end-shape="id31" draw:end-glue-point="3" svg:d="M2561 11462h2279" svg:viewBox="0 0 2280 1">
          <text:p/>
        </draw:connector>
        <draw:connector draw:style-name="gr4" draw:text-style-name="P4" draw:layer="layout" draw:type="line" svg:x1="16.628cm" svg:y1="11.462cm" svg:x2="18.42cm" svg:y2="11.462cm" draw:start-shape="id32" draw:end-shape="id34" draw:end-glue-point="3" svg:d="M16628 11462h1792" svg:viewBox="0 0 1793 1">
          <text:p/>
        </draw:connector>
        <draw:connector draw:style-name="gr32" draw:text-style-name="P5" draw:layer="layout" svg:x1="13.919cm" svg:y1="8.997cm" svg:x2="0.045cm" svg:y2="10.595cm" draw:start-shape="id35" draw:start-glue-point="2" draw:end-shape="id33" svg:d="M13919 8997v799h-13874v799" svg:viewBox="0 0 13875 1599">
          <text:p/>
        </draw:connector>
        <draw:connector draw:style-name="gr32" draw:text-style-name="P5" draw:layer="layout" svg:x1="13.919cm" svg:y1="8.997cm" svg:x2="7.02cm" svg:y2="10.62cm" draw:start-shape="id35" draw:start-glue-point="2" draw:end-shape="id31" draw:end-glue-point="0" svg:d="M13919 8997v811h-6899v812" svg:viewBox="0 0 6900 1624">
          <text:p/>
        </draw:connector>
        <draw:connector draw:style-name="gr32" draw:text-style-name="P5" draw:layer="layout" svg:x1="13.919cm" svg:y1="8.997cm" svg:x2="13.919cm" svg:y2="10.62cm" draw:start-shape="id35" draw:start-glue-point="2" draw:end-shape="id32" svg:d="M13919 8997v1623" svg:viewBox="0 0 1 1624">
          <text:p/>
        </draw:connector>
        <draw:connector draw:style-name="gr32" draw:text-style-name="P5" draw:layer="layout" svg:x1="13.919cm" svg:y1="8.997cm" svg:x2="20.902cm" svg:y2="10.62cm" draw:start-shape="id35" draw:start-glue-point="2" draw:end-shape="id34" svg:d="M13919 8997v812h6983v811" svg:viewBox="0 0 6984 1624">
          <text:p/>
        </draw:connector>
        <draw:custom-shape draw:style-name="gr47" draw:text-style-name="P8" xml:id="id36" draw:id="id36" draw:layer="layout" svg:width="4.964cm" svg:height="1.684cm" svg:x="25.193cm" svg:y="10.62cm">
          <draw:glue-point draw:id="4" svg:x="5.002cm" svg:y="-2.328cm"/>
          <draw:glue-point draw:id="5" svg:x="5.002cm" svg:y="2.851cm"/>
          <text:p text:style-name="P2"><text:span text:style-name="T1">Formatar os dados.</text:span>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13.919cm" svg:y1="8.997cm" svg:x2="27.675cm" svg:y2="10.62cm" draw:start-shape="id35" draw:start-glue-point="2" draw:end-shape="id36" draw:end-glue-point="0" svg:d="M13919 8997v812h13756v811" svg:viewBox="0 0 13757 1624">
          <text:p/>
        </draw:connector>
        <draw:connector draw:style-name="gr4" draw:text-style-name="P4" draw:layer="layout" draw:type="line" svg:x1="23.389cm" svg:y1="11.462cm" svg:x2="25.193cm" svg:y2="11.462cm" draw:end-shape="id36" draw:end-glue-point="3" svg:d="M23389 11462h1804" svg:viewBox="0 0 1805 1">
          <text:p/>
        </draw:connector>
        <draw:custom-shape draw:style-name="gr26" draw:text-style-name="P1" draw:layer="layout" svg:width="25.608cm" svg:height="5.412cm" svg:x="0.28cm" svg:y="-4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39" draw:id="id39" draw:layer="layout" svg:width="5.032cm" svg:height="1.735cm" svg:x="0.508cm" svg:y="-1.058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41" draw:id="id41" draw:layer="layout" svg:width="3.91cm" svg:height="1.388cm" svg:x="10.435cm" svg:y="-4.044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37" draw:id="id37" draw:layer="layout" svg:width="4.361cm" svg:height="1.685cm" svg:x="7.819cm" svg:y="-1.033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38" draw:id="id38" draw:layer="layout" svg:width="5.418cm" svg:height="1.684cm" svg:x="14.189cm" svg:y="-1.033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40" draw:id="id40" draw:layer="layout" svg:width="4.131cm" svg:height="1.684cm" svg:x="21.399cm" svg:y="-1.033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8cm" svg:y1="-0.191cm" svg:x2="14.189cm" svg:y2="-0.191cm" draw:start-shape="id37" draw:start-glue-point="1" draw:end-shape="id38" svg:d="M12180-191h2009" svg:viewBox="0 0 2010 1">
          <text:p/>
        </draw:connector>
        <draw:connector draw:style-name="gr4" draw:text-style-name="P4" draw:layer="layout" draw:type="line" svg:x1="5.54cm" svg:y1="-0.191cm" svg:x2="7.819cm" svg:y2="-0.191cm" draw:start-shape="id39" draw:start-glue-point="1" draw:end-shape="id37" draw:end-glue-point="3" svg:d="M5540-191h2279" svg:viewBox="0 0 2280 1">
          <text:p/>
        </draw:connector>
        <draw:connector draw:style-name="gr4" draw:text-style-name="P4" draw:layer="layout" draw:type="line" svg:x1="19.607cm" svg:y1="-0.191cm" svg:x2="21.399cm" svg:y2="-0.191cm" draw:start-shape="id38" draw:end-shape="id40" draw:end-glue-point="3" svg:d="M19607-191h1792" svg:viewBox="0 0 1793 1">
          <text:p/>
        </draw:connector>
        <draw:connector draw:style-name="gr32" draw:text-style-name="P5" draw:layer="layout" svg:x1="12.39cm" svg:y1="-2.656cm" svg:x2="3.024cm" svg:y2="-1.058cm" draw:start-shape="id41" draw:start-glue-point="2" draw:end-shape="id39" svg:d="M12390-2656v799h-9366v799" svg:viewBox="0 0 9367 1599">
          <text:p/>
        </draw:connector>
        <draw:connector draw:style-name="gr32" draw:text-style-name="P5" draw:layer="layout" svg:x1="12.39cm" svg:y1="-2.656cm" svg:x2="9.999cm" svg:y2="-1.033cm" draw:start-shape="id41" draw:start-glue-point="2" draw:end-shape="id37" draw:end-glue-point="0" svg:d="M12390-2656v812h-2391v811" svg:viewBox="0 0 2392 1624">
          <text:p/>
        </draw:connector>
        <draw:connector draw:style-name="gr32" draw:text-style-name="P5" draw:layer="layout" svg:x1="12.39cm" svg:y1="-2.656cm" svg:x2="16.898cm" svg:y2="-1.033cm" draw:start-shape="id41" draw:start-glue-point="2" draw:end-shape="id38" svg:d="M12390-2656v812h4508v811" svg:viewBox="0 0 4509 1624">
          <text:p/>
        </draw:connector>
        <draw:connector draw:style-name="gr32" draw:text-style-name="P5" draw:layer="layout" svg:x1="12.39cm" svg:y1="-2.656cm" svg:x2="23.464cm" svg:y2="-1.033cm" draw:start-shape="id41" draw:start-glue-point="2" draw:end-shape="id40" svg:d="M12390-2656v812h11074v811" svg:viewBox="0 0 11075 1624">
          <text:p/>
        </draw:connector>
        <draw:custom-shape draw:style-name="gr49" draw:text-style-name="P1" draw:layer="layout" svg:width="20.109cm" svg:height="5.412cm" svg:x="0.282cm" svg:y="14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xml:id="id45" draw:id="id45" draw:layer="layout" svg:width="3.91cm" svg:height="1.388cm" svg:x="8.365cm" svg:y="14.982cm">
          <text:p text:style-name="P2"><text:span text:style-name="T1">Modelag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8" xml:id="id42" draw:id="id42" draw:layer="layout" svg:width="5.038cm" svg:height="1.685cm" svg:x="0.564cm" svg:y="17.993cm">
          <draw:glue-point draw:id="4" svg:x="5.002cm" svg:y="-2.328cm"/>
          <draw:glue-point draw:id="5" svg:x="5.002cm" svg:y="2.851cm"/>
          <text:p text:style-name="P2"><text:span text:style-name="T1">Selecionar a técnica de modelagem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43" draw:id="id43" draw:layer="layout" svg:width="5.418cm" svg:height="1.684cm" svg:x="7.611cm" svg:y="17.993cm">
          <draw:glue-point draw:id="4" svg:x="5.002cm" svg:y="-2.328cm"/>
          <draw:glue-point draw:id="5" svg:x="5.002cm" svg:y="2.851cm"/>
          <text:p text:style-name="P2"><text:span text:style-name="T1">Construir o modelo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44" draw:id="id44" draw:layer="layout" svg:width="4.964cm" svg:height="1.684cm" svg:x="14.821cm" svg:y="17.993cm">
          <draw:glue-point draw:id="4" svg:x="5.002cm" svg:y="-2.328cm"/>
          <draw:glue-point draw:id="5" svg:x="5.002cm" svg:y="2.851cm"/>
          <text:p text:style-name="P2"><text:span text:style-name="T1">Avaliar o model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602cm" svg:y1="18.835cm" svg:x2="7.611cm" svg:y2="18.835cm" draw:start-shape="id42" draw:start-glue-point="1" draw:end-shape="id43" svg:d="M5602 18835h2009" svg:viewBox="0 0 2010 1">
          <text:p/>
        </draw:connector>
        <draw:connector draw:style-name="gr4" draw:text-style-name="P4" draw:layer="layout" draw:type="line" svg:x1="13.029cm" svg:y1="18.835cm" svg:x2="14.821cm" svg:y2="18.835cm" draw:start-shape="id43" draw:end-shape="id44" draw:end-glue-point="3" svg:d="M13029 18835h1792" svg:viewBox="0 0 1793 1">
          <text:p/>
        </draw:connector>
        <draw:connector draw:style-name="gr32" draw:text-style-name="P5" draw:layer="layout" svg:x1="10.32cm" svg:y1="16.37cm" svg:x2="3.083cm" svg:y2="17.993cm" draw:start-shape="id45" draw:start-glue-point="2" draw:end-shape="id42" draw:end-glue-point="0" svg:d="M10320 16370v811h-7237v812" svg:viewBox="0 0 7238 1624">
          <text:p/>
        </draw:connector>
        <draw:connector draw:style-name="gr32" draw:text-style-name="P5" draw:layer="layout" svg:x1="10.32cm" svg:y1="16.37cm" svg:x2="10.32cm" svg:y2="17.993cm" draw:start-shape="id45" draw:start-glue-point="2" draw:end-shape="id43" svg:d="M10320 16370v1623" svg:viewBox="0 0 1 1624">
          <text:p/>
        </draw:connector>
        <draw:connector draw:style-name="gr32" draw:text-style-name="P5" draw:layer="layout" svg:x1="10.32cm" svg:y1="16.37cm" svg:x2="17.303cm" svg:y2="17.993cm" draw:start-shape="id45" draw:start-glue-point="2" draw:end-shape="id44" svg:d="M10320 16370v812h6983v811" svg:viewBox="0 0 6984 1624">
          <text:p/>
        </draw:connector>
      </draw:page>
      <draw:page draw:name="page5" draw:style-name="dp1" draw:master-page-name="Padrão">
        <draw:custom-shape draw:style-name="gr51" draw:text-style-name="P1" draw:layer="layout" svg:width="19.284cm" svg:height="14.023cm" svg:x="0.716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8" draw:layer="layout" svg:width="5.924cm" svg:height="12.573cm" svg:x="13.51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17cm" svg:y="4.861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7" draw:id="id47" draw:layer="layout" svg:width="2.275cm" svg:height="2.196cm" draw:transform="rotate (-3.14159265358979) translate (10.445cm 7.057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5.402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5.362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4.154cm" svg:x2="9.308cm" svg:y2="4.861cm" draw:start-shape="id46" draw:start-glue-point="3" draw:end-shape="id47" draw:end-glue-point="2" svg:d="M9305 4154l3 707" svg:viewBox="0 0 4 708">
          <text:p/>
        </draw:connector>
        <draw:frame draw:style-name="gr58" draw:text-style-name="P2" xml:id="id46" draw:id="id46" draw:layer="layout" svg:width="0.781cm" svg:height="0.572cm" svg:x="9.305cm" svg:y="3.8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3" draw:text-style-name="P19" draw:layer="layout" svg:width="2.275cm" svg:height="2.196cm" svg:x="8.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49" draw:id="id49" draw:layer="layout" svg:width="2.275cm" svg:height="2.196cm" draw:transform="rotate (-3.14159265358979) translate (10.445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8.186cm" svg:x2="9.308cm" svg:y2="8.884cm" draw:start-shape="id48" draw:start-glue-point="3" draw:end-shape="id49" draw:end-glue-point="2" svg:d="M9305 8186l3 698" svg:viewBox="0 0 4 699">
          <text:p/>
        </draw:connector>
        <draw:frame draw:style-name="gr58" draw:text-style-name="P2" xml:id="id48" draw:id="id48" draw:layer="layout" svg:width="0.793cm" svg:height="0.572cm" svg:x="9.305cm" svg:y="7.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3" draw:text-style-name="P19" draw:layer="layout" svg:width="2.275cm" svg:height="2.196cm" svg:x="14.317cm" svg:y="5.17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1" draw:id="id51" draw:layer="layout" svg:width="2.275cm" svg:height="2.196cm" draw:transform="rotate (-3.14159265358979) translate (16.592cm 7.36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5.71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5.67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4.466cm" svg:x2="15.455cm" svg:y2="5.173cm" draw:start-shape="id50" draw:start-glue-point="3" draw:end-shape="id51" draw:end-glue-point="2" svg:d="M15452 4466l3 707" svg:viewBox="0 0 4 708">
          <text:p/>
        </draw:connector>
        <draw:frame draw:style-name="gr58" draw:text-style-name="P2" xml:id="id50" draw:id="id50" draw:layer="layout" svg:width="0.776cm" svg:height="0.572cm" svg:x="15.452cm" svg:y="4.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3" draw:text-style-name="P19" draw:layer="layout" svg:width="2.275cm" svg:height="2.196cm" svg:x="14.317cm" svg:y="8.884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3" draw:id="id53" draw:layer="layout" svg:width="2.275cm" svg:height="2.196cm" draw:transform="rotate (-3.14159265358979) translate (16.592cm 11.08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9.411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9.371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8.169cm" svg:x2="15.455cm" svg:y2="8.884cm" draw:start-shape="id52" draw:start-glue-point="3" draw:end-shape="id53" draw:end-glue-point="2" svg:d="M15452 8169l3 715" svg:viewBox="0 0 4 716">
          <text:p/>
        </draw:connector>
        <draw:frame draw:style-name="gr58" draw:text-style-name="P2" xml:id="id52" draw:id="id52" draw:layer="layout" svg:width="0.789cm" svg:height="0.572cm" svg:x="15.452cm" svg:y="7.88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9" draw:text-style-name="P23" xml:id="id58" draw:id="id58" draw:layer="layout" svg:width="0.912cm" svg:height="0.912cm" svg:x="18.06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3" xml:id="id59" draw:id="id59" draw:layer="layout" svg:width="0.912cm" svg:height="0.912cm" svg:x="18.06cm" svg:y="9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4.559cm" svg:x2="8.17cm" svg:y2="5.959cm" draw:start-shape="id54" draw:start-glue-point="1" draw:end-shape="id47" draw:end-glue-point="1" svg:d="M3536 4559l4634 1400" svg:viewBox="0 0 4635 1401">
          <text:p/>
        </draw:connector>
        <draw:custom-shape draw:style-name="gr61" draw:text-style-name="P24" xml:id="id54" draw:id="id54" draw:layer="layout" svg:width="0.912cm" svg:height="0.912cm" svg:x="2.624cm" svg:y="4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55" draw:id="id55" draw:layer="layout" svg:width="0.912cm" svg:height="0.912cm" svg:x="2.624cm" svg:y="5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56" draw:id="id56" draw:layer="layout" svg:width="0.823cm" svg:height="0.921cm" svg:x="2.669cm" svg:y="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5.959cm" draw:start-shape="id55" draw:start-glue-point="1" draw:end-shape="id47" draw:end-glue-point="1" svg:d="M3536 6008l4634-49" svg:viewBox="0 0 4635 50">
          <text:p/>
        </draw:connector>
        <draw:connector draw:style-name="gr60" draw:text-style-name="P5" draw:layer="layout" draw:type="line" svg:x1="3.492cm" svg:y1="7.53cm" svg:x2="8.17cm" svg:y2="5.959cm" draw:start-shape="id56" draw:start-glue-point="1" draw:end-shape="id47" draw:end-glue-point="1" svg:d="M3492 7530l4678-1571" svg:viewBox="0 0 4679 1572">
          <text:p/>
        </draw:connector>
        <draw:connector draw:style-name="gr60" draw:text-style-name="P5" draw:layer="layout" draw:type="line" svg:x1="3.492cm" svg:y1="7.53cm" svg:x2="8.17cm" svg:y2="14.176cm" draw:start-shape="id56" draw:start-glue-point="1" draw:end-shape="id57" draw:end-glue-point="1" svg:d="M3492 7530l4678 6646" svg:viewBox="0 0 4679 6647">
          <text:p/>
        </draw:connector>
        <draw:connector draw:style-name="gr60" draw:text-style-name="P5" draw:layer="layout" draw:type="line" svg:x1="10.445cm" svg:y1="5.959cm" svg:x2="14.317cm" svg:y2="6.271cm" draw:start-shape="id47" draw:start-glue-point="3" draw:end-shape="id51" draw:end-glue-point="1" svg:d="M10445 5959l3872 312" svg:viewBox="0 0 3873 313">
          <text:p/>
        </draw:connector>
        <draw:connector draw:style-name="gr60" draw:text-style-name="P5" draw:layer="layout" draw:type="line" svg:x1="10.445cm" svg:y1="9.982cm" svg:x2="14.317cm" svg:y2="6.271cm" draw:start-shape="id49" draw:start-glue-point="3" draw:end-shape="id51" draw:end-glue-point="1" svg:d="M10445 9982l3872-3711" svg:viewBox="0 0 3873 3712">
          <text:p/>
        </draw:connector>
        <draw:connector draw:style-name="gr60" draw:text-style-name="P5" draw:layer="layout" draw:type="line" svg:x1="10.445cm" svg:y1="9.982cm" svg:x2="14.317cm" svg:y2="9.982cm" draw:start-shape="id49" draw:end-shape="id53" draw:end-glue-point="1" svg:d="M10445 9982h3872" svg:viewBox="0 0 3873 1">
          <text:p/>
        </draw:connector>
        <draw:connector draw:style-name="gr60" draw:text-style-name="P5" draw:layer="layout" draw:type="line" svg:x1="10.445cm" svg:y1="5.959cm" svg:x2="14.317cm" svg:y2="9.982cm" draw:start-shape="id47" draw:start-glue-point="3" draw:end-shape="id53" draw:end-glue-point="1" svg:d="M10445 5959l3872 4023" svg:viewBox="0 0 3873 4024">
          <text:p/>
        </draw:connector>
        <draw:connector draw:style-name="gr63" draw:text-style-name="P5" draw:layer="layout" draw:type="line" svg:x1="16.592cm" svg:y1="6.271cm" svg:x2="18.06cm" svg:y2="6.285cm" draw:start-shape="id51" draw:start-glue-point="3" draw:end-shape="id58" draw:end-glue-point="3" svg:d="M16592 6271l1468 14" svg:viewBox="0 0 1469 15">
          <text:p/>
        </draw:connector>
        <draw:connector draw:style-name="gr63" draw:text-style-name="P5" draw:layer="layout" draw:type="line" svg:x1="16.592cm" svg:y1="9.982cm" svg:x2="18.06cm" svg:y2="9.982cm" draw:start-shape="id53" draw:start-glue-point="3" draw:end-shape="id59" draw:end-glue-point="3" svg:d="M16592 9982h1468" svg:viewBox="0 0 1469 1">
          <text:p/>
        </draw:connector>
        <draw:custom-shape draw:style-name="gr64" draw:text-style-name="P18" draw:layer="layout" svg:width="7.173cm" svg:height="12.573cm" svg:x="5.732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8" draw:layer="layout" svg:width="3.585cm" svg:height="12.573cm" svg:x="1.553cm" svg:y="3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179cm" svg:y="16.17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335cm" svg:y="16.17cm">
          <draw:text-box>
            <text:p text:style-name="P12"><text:span text:style-name="T7">Camada de saída</text:span></text:p>
          </draw:text-box>
        </draw:frame>
        <draw:frame draw:style-name="gr66" draw:text-style-name="P25" draw:layer="layout" svg:width="5.091cm" svg:height="0.879cm" svg:x="0.8cm" svg:y="16.17cm">
          <draw:text-box>
            <text:p text:style-name="P12"><text:span text:style-name="T7">Camada de entrada</text:span></text:p>
          </draw:text-box>
        </draw:frame>
        <draw:custom-shape draw:style-name="gr53" draw:text-style-name="P19" draw:layer="layout" svg:width="2.275cm" svg:height="2.196cm" svg:x="8.17cm" svg:y="13.078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57" draw:id="id57" draw:layer="layout" svg:width="2.275cm" svg:height="2.196cm" draw:transform="rotate (-3.14159265358979) translate (10.445cm 15.274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27cm" svg:y="13.619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39cm" svg:y="13.579cm">
          <draw:text-box>
            <text:p><text:span text:style-name="T6">σ</text:span></text:p>
          </draw:text-box>
        </draw:frame>
        <draw:connector draw:style-name="gr57" draw:text-style-name="P5" draw:layer="layout" draw:type="line" svg:x1="9.305cm" svg:y1="12.371cm" svg:x2="9.308cm" svg:y2="13.078cm" draw:start-shape="id60" draw:start-glue-point="3" draw:end-shape="id57" draw:end-glue-point="2" svg:d="M9305 12371l3 707" svg:viewBox="0 0 4 708">
          <text:p/>
        </draw:connector>
        <draw:frame draw:style-name="gr58" draw:text-style-name="P2" xml:id="id60" draw:id="id60" draw:layer="layout" svg:width="0.787cm" svg:height="0.572cm" svg:x="9.305cm" svg:y="12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60" draw:text-style-name="P5" draw:layer="layout" draw:type="line" svg:x1="3.536cm" svg:y1="4.559cm" svg:x2="8.17cm" svg:y2="9.982cm" draw:start-shape="id54" draw:start-glue-point="1" draw:end-shape="id49" draw:end-glue-point="1" svg:d="M3536 4559l4634 5423" svg:viewBox="0 0 4635 5424">
          <text:p/>
        </draw:connector>
        <draw:connector draw:style-name="gr60" draw:text-style-name="P5" draw:layer="layout" draw:type="line" svg:x1="3.536cm" svg:y1="4.559cm" svg:x2="8.17cm" svg:y2="14.176cm" draw:start-shape="id54" draw:start-glue-point="1" draw:end-shape="id57" draw:end-glue-point="1" svg:d="M3536 4559l4634 9617" svg:viewBox="0 0 4635 9618">
          <text:p/>
        </draw:connector>
        <draw:custom-shape draw:style-name="gr61" draw:text-style-name="P24" xml:id="id64" draw:id="id64" draw:layer="layout" svg:width="0.912cm" svg:height="0.912cm" svg:x="2.624cm" svg:y="8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5" draw:id="id65" draw:layer="layout" svg:width="0.912cm" svg:height="0.912cm" svg:x="2.624cm" svg:y="10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6" draw:id="id66" draw:layer="layout" svg:width="0.823cm" svg:height="0.921cm" svg:x="2.669cm" svg:y="11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67" draw:id="id67" draw:layer="layout" svg:width="0.912cm" svg:height="0.912cm" svg:x="2.624cm" svg:y="13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68" draw:id="id68" draw:layer="layout" svg:width="0.823cm" svg:height="0.921cm" svg:x="2.669cm" svg:y="14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536cm" svg:y1="6.008cm" svg:x2="8.17cm" svg:y2="14.176cm" draw:start-shape="id55" draw:start-glue-point="1" draw:end-shape="id57" draw:end-glue-point="1" svg:d="M3536 6008l4634 8168" svg:viewBox="0 0 4635 8169">
          <text:p/>
        </draw:connector>
        <draw:connector draw:style-name="gr60" draw:text-style-name="P5" draw:layer="layout" draw:type="line" svg:x1="3.536cm" svg:y1="6.008cm" svg:x2="8.17cm" svg:y2="9.982cm" draw:start-shape="id55" draw:start-glue-point="1" draw:end-shape="id49" draw:end-glue-point="1" svg:d="M3536 6008l4634 3974" svg:viewBox="0 0 4635 3975">
          <text:p/>
        </draw:connector>
        <draw:connector draw:style-name="gr60" draw:text-style-name="P5" draw:layer="layout" draw:type="line" svg:x1="3.492cm" svg:y1="7.53cm" svg:x2="8.17cm" svg:y2="9.982cm" draw:start-shape="id56" draw:start-glue-point="1" draw:end-shape="id49" draw:end-glue-point="1" svg:d="M3492 7530l4678 2452" svg:viewBox="0 0 4679 2453">
          <text:p/>
        </draw:connector>
        <draw:custom-shape draw:style-name="gr53" draw:text-style-name="P19" draw:layer="layout" svg:width="2.275cm" svg:height="2.196cm" svg:x="14.317cm" svg:y="12.36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62" draw:id="id62" draw:layer="layout" svg:width="2.275cm" svg:height="2.196cm" draw:transform="rotate (-3.14159265358979) translate (16.592cm 14.56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417cm" svg:y="12.8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537cm" svg:y="12.854cm">
          <draw:text-box>
            <text:p><text:span text:style-name="T6">σ</text:span></text:p>
          </draw:text-box>
        </draw:frame>
        <draw:connector draw:style-name="gr57" draw:text-style-name="P5" draw:layer="layout" draw:type="line" svg:x1="15.452cm" svg:y1="11.66cm" svg:x2="15.455cm" svg:y2="12.367cm" draw:start-shape="id61" draw:start-glue-point="3" draw:end-shape="id62" draw:end-glue-point="2" svg:d="M15452 11660l3 707" svg:viewBox="0 0 4 708">
          <text:p/>
        </draw:connector>
        <draw:frame draw:style-name="gr58" draw:text-style-name="P2" xml:id="id61" draw:id="id61" draw:layer="layout" svg:width="0.778cm" svg:height="0.572cm" svg:x="15.452cm" svg:y="11.37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3" draw:text-style-name="P5" draw:layer="layout" draw:type="line" svg:x1="16.592cm" svg:y1="13.465cm" svg:x2="18.06cm" svg:y2="13.465cm" draw:start-shape="id62" draw:start-glue-point="3" draw:end-shape="id63" draw:end-glue-point="3" svg:d="M16592 13465h1468" svg:viewBox="0 0 1469 1">
          <text:p/>
        </draw:connector>
        <draw:custom-shape draw:style-name="gr59" draw:text-style-name="P23" xml:id="id63" draw:id="id63" draw:layer="layout" svg:width="0.912cm" svg:height="0.912cm" svg:x="18.0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10.445cm" svg:y1="9.982cm" svg:x2="14.317cm" svg:y2="13.465cm" draw:start-shape="id49" draw:start-glue-point="3" draw:end-shape="id62" draw:end-glue-point="1" svg:d="M10445 9982l3872 3483" svg:viewBox="0 0 3873 3484">
          <text:p/>
        </draw:connector>
        <draw:connector draw:style-name="gr60" draw:text-style-name="P5" xml:id="id69" draw:id="id69" draw:layer="layout" draw:type="line" svg:x1="10.446cm" svg:y1="14.177cm" svg:x2="14.317cm" svg:y2="13.465cm" draw:end-shape="id62" draw:end-glue-point="1" svg:d="M10446 14177l3871-712" svg:viewBox="0 0 3872 713">
          <text:p/>
        </draw:connector>
        <draw:frame draw:style-name="gr58" draw:text-style-name="P2" draw:layer="layout" svg:width="0.689cm" svg:height="0.662cm" svg:x="2.721cm" svg:y="4.2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8" draw:text-style-name="P2" draw:layer="layout" svg:width="0.689cm" svg:height="0.662cm" svg:x="2.721cm" svg:y="5.7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8" draw:text-style-name="P2" draw:layer="layout" svg:width="0.689cm" svg:height="0.662cm" svg:x="2.721cm" svg:y="7.2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8" draw:text-style-name="P2" draw:layer="layout" svg:width="0.705cm" svg:height="0.662cm" svg:x="2.721cm" svg:y="8.72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8" draw:text-style-name="P2" draw:layer="layout" svg:width="0.689cm" svg:height="0.662cm" svg:x="2.721cm" svg:y="10.21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8" draw:text-style-name="P2" draw:layer="layout" svg:width="0.689cm" svg:height="0.662cm" svg:x="2.721cm" svg:y="11.67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8" draw:text-style-name="P2" draw:layer="layout" svg:width="0.689cm" svg:height="0.662cm" svg:x="2.721cm" svg:y="13.2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8" draw:text-style-name="P2" draw:layer="layout" svg:width="0.689cm" svg:height="0.662cm" svg:x="2.721cm" svg:y="14.73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8" draw:text-style-name="P2" draw:layer="layout" svg:width="0.723cm" svg:height="0.662cm" svg:x="18.168cm" svg:y="5.96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8" draw:text-style-name="P2" draw:layer="layout" svg:width="0.723cm" svg:height="0.662cm" svg:x="18.168cm" svg:y="9.632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58" draw:text-style-name="P2" draw:layer="layout" svg:width="0.723cm" svg:height="0.662cm" svg:x="18.168cm" svg:y="13.20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onnector draw:style-name="gr60" draw:text-style-name="P5" draw:layer="layout" draw:type="line" svg:x1="3.536cm" svg:y1="9.031cm" svg:x2="8.17cm" svg:y2="14.176cm" draw:start-shape="id64" draw:start-glue-point="1" draw:end-shape="id57" draw:end-glue-point="1" svg:d="M3536 9031l4634 5145" svg:viewBox="0 0 4635 5146">
          <text:p/>
        </draw:connector>
        <draw:connector draw:style-name="gr60" draw:text-style-name="P5" draw:layer="layout" draw:type="line" svg:x1="3.536cm" svg:y1="9.031cm" svg:x2="8.17cm" svg:y2="9.982cm" draw:start-shape="id64" draw:start-glue-point="1" draw:end-shape="id49" draw:end-glue-point="1" svg:d="M3536 9031l4634 951" svg:viewBox="0 0 4635 952">
          <text:p/>
        </draw:connector>
        <draw:connector draw:style-name="gr60" draw:text-style-name="P5" draw:layer="layout" draw:type="line" svg:x1="3.536cm" svg:y1="9.031cm" svg:x2="8.17cm" svg:y2="5.959cm" draw:start-shape="id64" draw:start-glue-point="1" draw:end-shape="id47" draw:end-glue-point="1" svg:d="M3536 9031l4634-3072" svg:viewBox="0 0 4635 3073">
          <text:p/>
        </draw:connector>
        <draw:connector draw:style-name="gr60" draw:text-style-name="P5" draw:layer="layout" draw:type="line" svg:x1="3.536cm" svg:y1="10.48cm" svg:x2="8.17cm" svg:y2="14.176cm" draw:start-shape="id65" draw:start-glue-point="1" draw:end-shape="id57" draw:end-glue-point="1" svg:d="M3536 10480l4634 3696" svg:viewBox="0 0 4635 3697">
          <text:p/>
        </draw:connector>
        <draw:connector draw:style-name="gr60" draw:text-style-name="P5" draw:layer="layout" draw:type="line" svg:x1="3.536cm" svg:y1="10.48cm" svg:x2="8.17cm" svg:y2="9.982cm" draw:start-shape="id65" draw:start-glue-point="1" svg:d="M3536 10480l4634-498" svg:viewBox="0 0 4635 499">
          <text:p/>
        </draw:connector>
        <draw:connector draw:style-name="gr60" draw:text-style-name="P5" draw:layer="layout" draw:type="line" svg:x1="3.536cm" svg:y1="10.48cm" svg:x2="8.17cm" svg:y2="5.959cm" draw:start-shape="id65" draw:start-glue-point="1" draw:end-shape="id47" draw:end-glue-point="1" svg:d="M3536 10480l4634-4521" svg:viewBox="0 0 4635 4522">
          <text:p/>
        </draw:connector>
        <draw:connector draw:style-name="gr60" draw:text-style-name="P5" draw:layer="layout" draw:type="line" svg:x1="3.492cm" svg:y1="12.002cm" svg:x2="8.17cm" svg:y2="14.176cm" draw:start-shape="id66" draw:start-glue-point="1" svg:d="M3492 12002l4678 2174" svg:viewBox="0 0 4679 2175">
          <text:p/>
        </draw:connector>
        <draw:connector draw:style-name="gr60" draw:text-style-name="P5" draw:layer="layout" draw:type="line" svg:x1="3.536cm" svg:y1="13.528cm" svg:x2="8.17cm" svg:y2="14.176cm" draw:start-shape="id67" draw:start-glue-point="1" svg:d="M3536 13528l4634 648" svg:viewBox="0 0 4635 649">
          <text:p/>
        </draw:connector>
        <draw:connector draw:style-name="gr60" draw:text-style-name="P5" draw:layer="layout" draw:type="line" svg:x1="3.492cm" svg:y1="15.05cm" svg:x2="8.17cm" svg:y2="14.176cm" draw:start-shape="id68" draw:start-glue-point="1" svg:d="M3492 15050l4678-874" svg:viewBox="0 0 4679 875">
          <text:p/>
        </draw:connector>
        <draw:connector draw:style-name="gr60" draw:text-style-name="P5" draw:layer="layout" draw:type="line" svg:x1="3.492cm" svg:y1="12.002cm" svg:x2="8.17cm" svg:y2="9.982cm" draw:start-shape="id66" draw:start-glue-point="1" svg:d="M3492 12002l4678-2020" svg:viewBox="0 0 4679 2021">
          <text:p/>
        </draw:connector>
        <draw:connector draw:style-name="gr60" draw:text-style-name="P5" draw:layer="layout" draw:type="line" svg:x1="3.536cm" svg:y1="13.528cm" svg:x2="8.17cm" svg:y2="9.982cm" draw:start-shape="id67" draw:start-glue-point="1" svg:d="M3536 13528l4634-3546" svg:viewBox="0 0 4635 3547">
          <text:p/>
        </draw:connector>
        <draw:connector draw:style-name="gr60" draw:text-style-name="P5" draw:layer="layout" draw:type="line" svg:x1="3.492cm" svg:y1="15.05cm" svg:x2="8.17cm" svg:y2="9.982cm" draw:start-shape="id68" draw:start-glue-point="1" svg:d="M3492 15050l4678-5068" svg:viewBox="0 0 4679 5069">
          <text:p/>
        </draw:connector>
        <draw:connector draw:style-name="gr60" draw:text-style-name="P5" draw:layer="layout" draw:type="line" svg:x1="3.492cm" svg:y1="12.002cm" svg:x2="8.17cm" svg:y2="5.96cm" draw:start-shape="id66" draw:start-glue-point="1" svg:d="M3492 12002l4678-6042" svg:viewBox="0 0 4679 6043">
          <text:p/>
        </draw:connector>
        <draw:connector draw:style-name="gr60" draw:text-style-name="P5" draw:layer="layout" draw:type="line" svg:x1="3.536cm" svg:y1="13.528cm" svg:x2="8.17cm" svg:y2="5.96cm" draw:start-shape="id67" draw:start-glue-point="1" svg:d="M3536 13528l4634-7568" svg:viewBox="0 0 4635 7569">
          <text:p/>
        </draw:connector>
        <draw:connector draw:style-name="gr60" draw:text-style-name="P5" draw:layer="layout" draw:type="line" svg:x1="3.492cm" svg:y1="15.05cm" svg:x2="8.17cm" svg:y2="5.96cm" draw:start-shape="id68" draw:start-glue-point="1" svg:d="M3492 15050l4678-9090" svg:viewBox="0 0 4679 9091">
          <text:p/>
        </draw:connector>
        <draw:connector draw:style-name="gr60" draw:text-style-name="P5" draw:layer="layout" draw:type="line" svg:x1="10.445cm" svg:y1="5.959cm" svg:x2="14.317cm" svg:y2="13.465cm" draw:start-shape="id47" draw:start-glue-point="3" draw:end-shape="id62" draw:end-glue-point="1" svg:d="M10445 5959l3872 7506" svg:viewBox="0 0 3873 7507">
          <text:p/>
        </draw:connector>
        <draw:connector draw:style-name="gr60" draw:text-style-name="P5" draw:layer="layout" draw:type="line" svg:x1="10.446cm" svg:y1="14.177cm" svg:x2="14.317cm" svg:y2="9.982cm" draw:start-shape="id69" draw:start-glue-point="2" draw:end-shape="id53" draw:end-glue-point="1" svg:d="M10446 14177l3871-4195" svg:viewBox="0 0 3872 4196">
          <text:p/>
        </draw:connector>
        <draw:connector draw:style-name="gr60" draw:text-style-name="P5" draw:layer="layout" draw:type="line" svg:x1="10.445cm" svg:y1="14.176cm" svg:x2="14.317cm" svg:y2="6.271cm" draw:start-shape="id57" draw:end-shape="id51" draw:end-glue-point="1" svg:d="M10445 14176l3872-7905" svg:viewBox="0 0 3873 7906">
          <text:p/>
        </draw:connector>
      </draw:page>
      <draw:page draw:name="page6" draw:style-name="dp1" draw:master-page-name="Padrão">
        <draw:custom-shape draw:style-name="gr67" draw:text-style-name="P1" draw:layer="layout" svg:width="19.284cm" svg:height="9.177cm" svg:x="0.864cm" svg:y="1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8" draw:layer="layout" svg:width="5.924cm" svg:height="7.862cm" svg:x="13.66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2.275cm" svg:height="2.196cm" svg:x="8.318cm" svg:y="3.253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1" draw:id="id71" draw:layer="layout" svg:width="2.275cm" svg:height="2.196cm" draw:transform="rotate (-3.14159265358979) translate (10.593cm 5.449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418cm" svg:y="3.79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538cm" svg:y="3.754cm">
          <draw:text-box>
            <text:p><text:span text:style-name="T6">σ</text:span></text:p>
          </draw:text-box>
        </draw:frame>
        <draw:connector draw:style-name="gr57" draw:text-style-name="P5" draw:layer="layout" draw:type="line" svg:x1="9.453cm" svg:y1="2.546cm" svg:x2="9.456cm" svg:y2="3.253cm" draw:start-shape="id70" draw:start-glue-point="3" draw:end-shape="id71" draw:end-glue-point="2" svg:d="M9453 2546l3 707" svg:viewBox="0 0 4 708">
          <text:p/>
        </draw:connector>
        <draw:frame draw:style-name="gr58" draw:text-style-name="P2" xml:id="id70" draw:id="id70" draw:layer="layout" svg:width="0.781cm" svg:height="0.572cm" svg:x="9.453cm" svg:y="2.26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53" draw:text-style-name="P19" draw:layer="layout" svg:width="2.275cm" svg:height="2.196cm" svg:x="8.318cm" svg:y="7.276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3" draw:id="id73" draw:layer="layout" svg:width="2.275cm" svg:height="2.196cm" draw:transform="rotate (-3.14159265358979) translate (10.593cm 9.472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8.418cm" svg:y="7.803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9.538cm" svg:y="7.763cm">
          <draw:text-box>
            <text:p><text:span text:style-name="T6">σ</text:span></text:p>
          </draw:text-box>
        </draw:frame>
        <draw:connector draw:style-name="gr57" draw:text-style-name="P5" draw:layer="layout" draw:type="line" svg:x1="9.453cm" svg:y1="6.578cm" svg:x2="9.456cm" svg:y2="7.276cm" draw:start-shape="id72" draw:start-glue-point="3" draw:end-shape="id73" draw:end-glue-point="2" svg:d="M9453 6578l3 698" svg:viewBox="0 0 4 699">
          <text:p/>
        </draw:connector>
        <draw:frame draw:style-name="gr58" draw:text-style-name="P2" xml:id="id72" draw:id="id72" draw:layer="layout" svg:width="0.793cm" svg:height="0.572cm" svg:x="9.453cm" svg:y="6.2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53" draw:text-style-name="P19" draw:layer="layout" svg:width="2.275cm" svg:height="2.196cm" svg:x="14.465cm" svg:y="5.227cm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54" draw:text-style-name="P20" xml:id="id75" draw:id="id75" draw:layer="layout" svg:width="2.275cm" svg:height="2.196cm" draw:transform="rotate (-3.14159265358979) translate (16.74cm 7.423cm)">
          <text:p/>
          <draw:enhanced-geometry draw:mirror-horizontal="false" draw:mirror-vertical="false" draw:glue-point-type="segments" draw:type="mso-spt100" draw:modifiers="-90 89.9693138318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55" draw:text-style-name="P21" draw:layer="layout" svg:width="0.945cm" svg:height="1.143cm" svg:x="14.565cm" svg:y="5.754cm">
          <draw:text-box>
            <text:p><text:span text:style-name="T5">Σ</text:span></text:p>
          </draw:text-box>
        </draw:frame>
        <draw:frame draw:style-name="gr56" draw:text-style-name="P22" draw:layer="layout" svg:width="0.855cm" svg:height="1.223cm" svg:x="15.685cm" svg:y="5.714cm">
          <draw:text-box>
            <text:p><text:span text:style-name="T6">σ</text:span></text:p>
          </draw:text-box>
        </draw:frame>
        <draw:connector draw:style-name="gr57" draw:text-style-name="P5" draw:layer="layout" draw:type="line" svg:x1="15.6cm" svg:y1="4.391cm" svg:x2="15.603cm" svg:y2="5.227cm" draw:start-shape="id74" draw:start-glue-point="3" draw:end-shape="id75" draw:end-glue-point="2" svg:d="M15600 4391l3 836" svg:viewBox="0 0 4 837">
          <text:p/>
        </draw:connector>
        <draw:frame draw:style-name="gr58" draw:text-style-name="P2" xml:id="id74" draw:id="id74" draw:layer="layout" svg:width="0.776cm" svg:height="0.572cm" svg:x="15.6cm" svg:y="4.10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59" draw:text-style-name="P23" xml:id="id79" draw:id="id79" draw:layer="layout" svg:width="0.912cm" svg:height="0.912cm" svg:x="18.208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684cm" svg:y1="4.835cm" svg:x2="8.318cm" svg:y2="4.351cm" draw:start-shape="id76" draw:start-glue-point="1" draw:end-shape="id71" draw:end-glue-point="1" svg:d="M3684 4835l4634-484" svg:viewBox="0 0 4635 485">
          <text:p/>
        </draw:connector>
        <draw:custom-shape draw:style-name="gr61" draw:text-style-name="P24" xml:id="id76" draw:id="id76" draw:layer="layout" svg:width="0.912cm" svg:height="0.912cm" svg:x="2.772cm" svg:y="4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xml:id="id77" draw:id="id77" draw:layer="layout" svg:width="0.912cm" svg:height="0.912cm" svg:x="2.772cm" svg:y="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78" draw:id="id78" draw:layer="layout" svg:width="0.823cm" svg:height="0.921cm" svg:x="2.817cm" svg:y="7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text-style-name="P5" draw:layer="layout" draw:type="line" svg:x1="3.684cm" svg:y1="6.325cm" svg:x2="8.318cm" svg:y2="4.351cm" draw:start-shape="id77" draw:start-glue-point="1" draw:end-shape="id71" draw:end-glue-point="1" svg:d="M3684 6325l4634-1974" svg:viewBox="0 0 4635 1975">
          <text:p/>
        </draw:connector>
        <draw:connector draw:style-name="gr60" draw:text-style-name="P5" draw:layer="layout" draw:type="line" svg:x1="3.64cm" svg:y1="7.806cm" svg:x2="8.318cm" svg:y2="4.351cm" draw:start-shape="id78" draw:start-glue-point="1" draw:end-shape="id71" draw:end-glue-point="1" svg:d="M3640 7806l4678-3455" svg:viewBox="0 0 4679 3456">
          <text:p/>
        </draw:connector>
        <draw:connector draw:style-name="gr60" draw:text-style-name="P5" draw:layer="layout" draw:type="line" svg:x1="10.593cm" svg:y1="4.351cm" svg:x2="14.465cm" svg:y2="6.325cm" draw:start-shape="id71" draw:start-glue-point="3" draw:end-shape="id75" draw:end-glue-point="1" svg:d="M10593 4351l3872 1974" svg:viewBox="0 0 3873 1975">
          <text:p/>
        </draw:connector>
        <draw:connector draw:style-name="gr60" draw:text-style-name="P5" draw:layer="layout" draw:type="line" svg:x1="10.593cm" svg:y1="8.374cm" svg:x2="14.465cm" svg:y2="6.325cm" draw:start-shape="id73" draw:start-glue-point="3" draw:end-shape="id75" draw:end-glue-point="1" svg:d="M10593 8374l3872-2049" svg:viewBox="0 0 3873 2050">
          <text:p/>
        </draw:connector>
        <draw:connector draw:style-name="gr63" draw:text-style-name="P5" draw:layer="layout" draw:type="line" svg:x1="16.74cm" svg:y1="6.325cm" svg:x2="18.208cm" svg:y2="6.325cm" draw:start-shape="id75" draw:start-glue-point="3" draw:end-shape="id79" draw:end-glue-point="3" svg:d="M16740 6325h1468" svg:viewBox="0 0 1469 1">
          <text:p/>
        </draw:connector>
        <draw:custom-shape draw:style-name="gr69" draw:text-style-name="P18" draw:layer="layout" svg:width="7.173cm" svg:height="7.862cm" svg:x="5.88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8" draw:layer="layout" svg:width="3.585cm" svg:height="7.842cm" svg:x="1.701cm" svg:y="2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25" draw:layer="layout" svg:width="6.279cm" svg:height="0.879cm" svg:x="6.327cm" svg:y="10.038cm">
          <draw:text-box>
            <text:p text:style-name="P12"><text:span text:style-name="T7">Camada intermediária</text:span></text:p>
          </draw:text-box>
        </draw:frame>
        <draw:frame draw:style-name="gr66" draw:text-style-name="P25" draw:layer="layout" svg:width="6.279cm" svg:height="0.879cm" svg:x="13.483cm" svg:y="10.038cm">
          <draw:text-box>
            <text:p text:style-name="P12"><text:span text:style-name="T7">Camada de saída</text:span></text:p>
          </draw:text-box>
        </draw:frame>
        <draw:frame draw:style-name="gr71" draw:text-style-name="P25" draw:layer="layout" svg:width="5.091cm" svg:height="0.806cm" svg:x="0.948cm" svg:y="10.074cm">
          <draw:text-box>
            <text:p text:style-name="P12"><text:span text:style-name="T7">Camada de entrada</text:span></text:p>
          </draw:text-box>
        </draw:frame>
        <draw:connector draw:style-name="gr60" draw:text-style-name="P5" draw:layer="layout" draw:type="line" svg:x1="3.684cm" svg:y1="4.835cm" svg:x2="8.318cm" svg:y2="8.374cm" draw:start-shape="id76" draw:start-glue-point="1" draw:end-shape="id73" draw:end-glue-point="1" svg:d="M3684 4835l4634 3539" svg:viewBox="0 0 4635 3540">
          <text:p/>
        </draw:connector>
        <draw:connector draw:style-name="gr60" draw:text-style-name="P5" draw:layer="layout" draw:type="line" svg:x1="3.684cm" svg:y1="6.325cm" svg:x2="8.318cm" svg:y2="8.374cm" draw:start-shape="id77" draw:start-glue-point="1" draw:end-shape="id73" draw:end-glue-point="1" svg:d="M3684 6325l4634 2049" svg:viewBox="0 0 4635 2050">
          <text:p/>
        </draw:connector>
        <draw:connector draw:style-name="gr60" draw:text-style-name="P5" draw:layer="layout" draw:type="line" svg:x1="3.64cm" svg:y1="7.806cm" svg:x2="8.318cm" svg:y2="8.374cm" draw:start-shape="id78" draw:start-glue-point="1" draw:end-shape="id73" draw:end-glue-point="1" svg:d="M3640 7806l4678 568" svg:viewBox="0 0 4679 569">
          <text:p/>
        </draw:connector>
        <draw:frame draw:style-name="gr58" draw:text-style-name="P2" draw:layer="layout" svg:width="0.723cm" svg:height="0.662cm" svg:x="18.316cm" svg:y="5.9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</draw:page>
      <draw:page draw:name="page7" draw:style-name="dp1" draw:master-page-name="Padrão">
        <draw:custom-shape draw:style-name="gr72" draw:text-style-name="P1" draw:layer="layout" svg:width="11.57cm" svg:height="6.721cm" svg:x="6.135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0" draw:id="id80">
          <draw:custom-shape draw:style-name="gr73" draw:text-style-name="P26" draw:layer="layout" svg:width="3.395cm" svg:height="1.805cm" svg:x="6.366cm" svg:y="4.736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8">ID</text:span><text:span text:style-name="T9"> (PK)</text:span></text:p>
              </text:list-item>
              <text:list-item>
                <text:p><text:span text:style-name="T9">Classe</text:span></text:p>
              </text:list-item>
            </text:list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27" draw:layer="layout" svg:width="3.393cm" svg:height="0.745cm" svg:x="6.368cm" svg:y="4.028cm">
            <text:p text:style-name="P2"><text:span text:style-name="T10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1" draw:id="id81">
          <draw:custom-shape draw:style-name="gr75" draw:text-style-name="P26" draw:layer="layout" svg:width="4.263cm" svg:height="5.26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M_ID (FK)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27" draw:layer="layout" svg:width="4.262cm" svg:height="0.745cm" svg:x="13.069cm" svg:y="2.3cm">
            <text:p text:style-name="P2"><text:span text:style-name="T10">Dados_senso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7" draw:text-style-name="P5" draw:layer="layout" draw:type="line" svg:x1="9.761cm" svg:y1="5.284cm" svg:x2="13.068cm" svg:y2="5.284cm" draw:start-shape="id80" draw:end-shape="id81" draw:end-glue-point="3" svg:d="M9761 5284h3307" svg:viewBox="0 0 3308 1">
          <text:p/>
        </draw:connector>
        <draw:frame draw:style-name="gr78" draw:text-style-name="P28" draw:layer="layout" svg:width="0.853cm" svg:height="0.962cm" svg:x="9.802cm" svg:y="4.325cm">
          <draw:text-box>
            <text:p>1</text:p>
          </draw:text-box>
        </draw:frame>
        <draw:frame draw:style-name="gr78" draw:text-style-name="P28" draw:layer="layout" svg:width="0.853cm" svg:height="0.962cm" svg:x="12.177cm" svg:y="4.325cm">
          <draw:text-box>
            <text:p>n</text:p>
          </draw:text-box>
        </draw:frame>
        <draw:custom-shape draw:style-name="gr79" draw:text-style-name="P1" draw:layer="layout" svg:width="7.795cm" svg:height="6.721cm" svg:x="7.562cm" svg:y="11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0" draw:text-style-name="P26" draw:layer="layout" svg:width="6.756cm" svg:height="5.26cm" svg:x="8.081cm" svg:y="12.649cm">
            <draw:glue-point draw:id="4" svg:x="5.002cm" svg:y="-2.328cm"/>
            <draw:glue-point draw:id="5" svg:x="5.002cm" svg:y="2.851cm"/>
            <text:list text:style-name="L1">
              <text:list-item>
                <text:p><text:span text:style-name="T11">Classe</text:span></text:p>
              </text:list-item>
              <text:list-item>
                <text:p><text:span text:style-name="T9">R1</text:span></text:p>
              </text:list-item>
              <text:list-item>
                <text:p><text:span text:style-name="T9">R2</text:span></text:p>
              </text:list-item>
              <text:list-item>
                <text:p><text:span text:style-name="T9">R3</text:span></text:p>
              </text:list-item>
              <text:list-item>
                <text:p><text:span text:style-name="T9">R4</text:span></text:p>
              </text:list-item>
              <text:list-item>
                <text:p><text:span text:style-name="T9">R5</text:span></text:p>
              </text:list-item>
              <text:list-item>
                <text:p><text:span text:style-name="T9">R6</text:span></text:p>
              </text:list-item>
              <text:list-item>
                <text:p><text:span text:style-name="T9">R7</text:span></text:p>
              </text:list-item>
              <text:list-item>
                <text:p><text:span text:style-name="T9">R8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27" draw:layer="layout" svg:width="6.754cm" svg:height="0.745cm" svg:x="8.083cm" svg:y="11.941cm">
            <text:p text:style-name="P2"><text:span text:style-name="T10">Dados_sensor_modificad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Padrão">
        <draw:custom-shape draw:style-name="gr82" draw:text-style-name="P1" draw:layer="layout" svg:width="16.325cm" svg:height="10.369cm" svg:x="1.79cm" svg:y="5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xml:id="id82" draw:id="id82" draw:layer="layout" svg:width="5.168cm" svg:height="1.418cm" svg:x="7.417cm" svg:y="5.632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Massa de dados fornecida pelo cliente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83" draw:id="id83" draw:layer="layout" svg:width="6.497cm" svg:height="2.126cm" svg:x="6.753cm" svg:y="8.785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 <text:s/>para utilizá-los na árvore de decisão e na rede neural 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84" draw:id="id84" draw:layer="layout" svg:width="6.534cm" svg:height="2.126cm" svg:x="2.484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J48. (Árvore de decisão)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" xml:id="id85" draw:id="id85" draw:layer="layout" svg:width="6.534cm" svg:height="2.126cm" svg:x="10.878cm" svg:y="12.96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Obtenção das regras lógicas usando o algoritmo RX a partir de uma rede neural.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0.001cm" svg:y1="7.05cm" svg:x2="10.001cm" svg:y2="8.785cm" draw:start-shape="id82" draw:start-glue-point="2" draw:end-shape="id83" svg:d="M10001 7050v1735" svg:viewBox="0 0 1 1736">
          <text:p/>
        </draw:connector>
        <draw:connector draw:style-name="gr4" draw:text-style-name="P4" draw:layer="layout" draw:type="line" svg:x1="10.001cm" svg:y1="10.911cm" svg:x2="5.751cm" svg:y2="12.96cm" draw:start-shape="id83" draw:start-glue-point="2" draw:end-shape="id84" draw:end-glue-point="0" svg:d="M10001 10911l-4250 2049" svg:viewBox="0 0 4251 2050">
          <text:p/>
        </draw:connector>
        <draw:connector draw:style-name="gr4" draw:text-style-name="P4" draw:layer="layout" draw:type="line" svg:x1="10.001cm" svg:y1="10.911cm" svg:x2="14.145cm" svg:y2="12.96cm" draw:start-shape="id83" draw:start-glue-point="2" draw:end-shape="id85" draw:end-glue-point="0" svg:d="M10001 10911l4144 2049" svg:viewBox="0 0 4145 20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7-01-17T03:32:58.309944444</dc:date>
    <meta:editing-duration>P1DT3H21M9S</meta:editing-duration>
    <meta:editing-cycles>125</meta:editing-cycles>
    <meta:generator>LibreOffice/5.1.4.2$Linux_X86_64 LibreOffice_project/10m0$Build-2</meta:generator>
    <meta:document-statistic meta:object-count="302"/>
  </office:meta>
</office:document-meta>
</file>

<file path=Object 1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0/content.xml><?xml version="1.0" encoding="utf-8"?>
<math xmlns="http://www.w3.org/1998/Math/MathML" display="block">
  <semantics>
    <msub>
      <mi>R</mi>
      <mn>4</mn>
    </msub>
    <annotation encoding="StarMath 5.0">R_{4}</annotation>
  </semantics>
</math>
</file>

<file path=Object 11/content.xml><?xml version="1.0" encoding="utf-8"?>
<math xmlns="http://www.w3.org/1998/Math/MathML" display="block">
  <semantics>
    <msub>
      <mi>R</mi>
      <mn>5</mn>
    </msub>
    <annotation encoding="StarMath 5.0">R_{5}</annotation>
  </semantics>
</math>
</file>

<file path=Object 12/content.xml><?xml version="1.0" encoding="utf-8"?>
<math xmlns="http://www.w3.org/1998/Math/MathML" display="block">
  <semantics>
    <msub>
      <mi>R</mi>
      <mn>6</mn>
    </msub>
    <annotation encoding="StarMath 5.0">R_{6}</annotation>
  </semantics>
</math>
</file>

<file path=Object 13/content.xml><?xml version="1.0" encoding="utf-8"?>
<math xmlns="http://www.w3.org/1998/Math/MathML" display="block">
  <semantics>
    <msub>
      <mi>R</mi>
      <mn>7</mn>
    </msub>
    <annotation encoding="StarMath 5.0">R_{7}</annotation>
  </semantics>
</math>
</file>

<file path=Object 14/content.xml><?xml version="1.0" encoding="utf-8"?>
<math xmlns="http://www.w3.org/1998/Math/MathML" display="block">
  <semantics>
    <msub>
      <mi>R</mi>
      <mn>8</mn>
    </msub>
    <annotation encoding="StarMath 5.0">R_{8}</annotation>
  </semantics>
</math>
</file>

<file path=Object 15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16/content.xml><?xml version="1.0" encoding="utf-8"?>
<math xmlns="http://www.w3.org/1998/Math/MathML" display="block">
  <semantics>
    <msub>
      <mi>O</mi>
      <mn>2</mn>
    </msub>
    <annotation encoding="StarMath 5.0">O_{2}</annotation>
  </semantics>
</math>
</file>

<file path=Object 17/content.xml><?xml version="1.0" encoding="utf-8"?>
<math xmlns="http://www.w3.org/1998/Math/MathML" display="block">
  <semantics>
    <msub>
      <mi>O</mi>
      <mn>3</mn>
    </msub>
    <annotation encoding="StarMath 5.0">O_{3}</annotation>
  </semantics>
</math>
</file>

<file path=Object 18/content.xml><?xml version="1.0" encoding="utf-8"?>
<math xmlns="http://www.w3.org/1998/Math/MathML" display="block">
  <semantics>
    <msub>
      <mi mathvariant="normal">θ</mi>
      <mrow>
        <mi>c</mi>
        <mn>1</mn>
      </mrow>
    </msub>
    <annotation encoding="StarMath 5.0">%theta_{c1}</annotation>
  </semantics>
</math>
</file>

<file path=Object 19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2/content.xml><?xml version="1.0" encoding="utf-8"?>
<math xmlns="http://www.w3.org/1998/Math/MathML" display="block">
  <semantics>
    <msub>
      <mi mathvariant="normal">θ</mi>
      <mrow>
        <mi>c</mi>
        <mn>2</mn>
      </mrow>
    </msub>
    <annotation encoding="StarMath 5.0">%theta_{c2}</annotation>
  </semantics>
</math>
</file>

<file path=Object 20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3/content.xml><?xml version="1.0" encoding="utf-8"?>
<math xmlns="http://www.w3.org/1998/Math/MathML" display="block">
  <semantics>
    <msub>
      <mi mathvariant="normal">θ</mi>
      <mrow>
        <mi>s</mi>
        <mn>3</mn>
      </mrow>
    </msub>
    <annotation encoding="StarMath 5.0">%theta_{s3}</annotation>
  </semantics>
</math>
</file>

<file path=Object 32/content.xml><?xml version="1.0" encoding="utf-8"?>
<math xmlns="http://www.w3.org/1998/Math/MathML" display="block">
  <semantics>
    <msub>
      <mi>O</mi>
      <mn>1</mn>
    </msub>
    <annotation encoding="StarMath 5.0">O_{1}</annotation>
  </semantics>
</math>
</file>

<file path=Object 4/content.xml><?xml version="1.0" encoding="utf-8"?>
<math xmlns="http://www.w3.org/1998/Math/MathML" display="block">
  <semantics>
    <msub>
      <mi mathvariant="normal">θ</mi>
      <mrow>
        <mi>s</mi>
        <mn>1</mn>
      </mrow>
    </msub>
    <annotation encoding="StarMath 5.0">%theta_{ s1 }</annotation>
  </semantics>
</math>
</file>

<file path=Object 5/content.xml><?xml version="1.0" encoding="utf-8"?>
<math xmlns="http://www.w3.org/1998/Math/MathML" display="block">
  <semantics>
    <msub>
      <mi mathvariant="normal">θ</mi>
      <mrow>
        <mi>s</mi>
        <mn>2</mn>
      </mrow>
    </msub>
    <annotation encoding="StarMath 5.0">%theta_{ s2 }</annotation>
  </semantics>
</math>
</file>

<file path=Object 6/content.xml><?xml version="1.0" encoding="utf-8"?>
<math xmlns="http://www.w3.org/1998/Math/MathML" display="block">
  <semantics>
    <msub>
      <mi mathvariant="normal">θ</mi>
      <mrow>
        <mi>c</mi>
        <mn>3</mn>
      </mrow>
    </msub>
    <annotation encoding="StarMath 5.0">%theta_{c3}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{1}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2}</annotation>
  </semantics>
</math>
</file>

<file path=Object 9/content.xml><?xml version="1.0" encoding="utf-8"?>
<math xmlns="http://www.w3.org/1998/Math/MathML" display="block">
  <semantics>
    <msub>
      <mi>R</mi>
      <mn>3</mn>
    </msub>
    <annotation encoding="StarMath 5.0">R_{3}</annotation>
  </semantics>
</math>
</file>